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/>
      <style:text-properties fo:color="#cccccc" style:font-name="Consolas" fo:font-size="13.5pt" fo:font-weight="normal" fo:background-color="#1f1f1f"/>
    </style:style>
    <style:style style:name="P2" style:family="paragraph" style:parent-style-name="Standard">
      <style:paragraph-properties style:line-height-at-least="0.635cm"/>
      <style:text-properties fo:color="#569cd6" style:font-name="Consolas" fo:font-size="13.5pt" fo:font-weight="bold" fo:background-color="#1f1f1f"/>
    </style:style>
    <style:style style:name="P3" style:family="paragraph" style:parent-style-name="Standard">
      <style:paragraph-properties style:line-height-at-least="0.635cm"/>
    </style:style>
    <style:style style:name="P4" style:family="paragraph" style:parent-style-name="Standard">
      <style:paragraph-properties style:line-height-at-least="0.635cm"/>
    </style:style>
    <style:style style:name="P5" style:family="paragraph" style:parent-style-name="Standard">
      <style:paragraph-properties style:line-height-at-least="0.635cm"/>
      <style:text-properties fo:color="#cccccc" style:font-name="Consolas" fo:font-size="13.5pt" fo:font-weight="normal" fo:background-color="#1f1f1f"/>
    </style:style>
    <style:style style:name="P6" style:family="paragraph" style:parent-style-name="Standard">
      <style:paragraph-properties style:line-height-at-least="0.635cm"/>
      <style:text-properties fo:color="#569cd6" style:font-name="Consolas" fo:font-size="13.5pt" fo:font-weight="bold" fo:background-color="#1f1f1f"/>
    </style:style>
    <style:style style:name="T1" style:family="text">
      <style:text-properties fo:color="#6796e6"/>
    </style:style>
    <style:style style:name="T2" style:family="text">
      <style:text-properties fo:color="#569cd6" fo:font-weight="bold"/>
    </style:style>
    <style:style style:name="T3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 Tempora: Visión General y Propósito</text:p>
      <text:p text:style-name="P3"/>
      <text:p text:style-name="P2">## ¿Qué es Tempora?</text:p>
      <text:p text:style-name="P1">Tempora es una plataforma premium de gestión de tiempo diseñada para freelancers, agencias y equipos que buscan máxima productividad sin fricciones. Su enfoque principal es la simplicidad, la velocidad y la integridad de los datos.</text:p>
      <text:p text:style-name="P3"/>
      <text:p text:style-name="P2">## Valores de la Marca</text:p>
      <text:p text:style-name="P1"><text:span text:style-name="T1">-</text:span> <text:span text:style-name="T2">**Precisión:**</text:span> Seguimiento del tiempo al segundo.</text:p>
      <text:p text:style-name="P1"><text:span text:style-name="T1">-</text:span> <text:span text:style-name="T2">**Transparencia:**</text:span> Reportes claros para clientes y equipos.</text:p>
      <text:p text:style-name="P1"><text:span text:style-name="T1">-</text:span> <text:span text:style-name="T2">**Elegancia:**</text:span> Interfaz minimalista pero potente (Dark/Light mode).</text:p>
      <text:p text:style-name="P1"><text:span text:style-name="T1">-</text:span> <text:span text:style-name="T2">**Control:**</text:span> Gestión multi-workspace para separar vida personal de la profesional.</text:p>
      <text:p text:style-name="P3"/>
      <text:p text:style-name="P2">## Diferenciación</text:p>
      <text:p text:style-name="P1">A diferencia de otras herramientas genéricas, Tempora integra automatización avanzada (n8n), inteligencia artificial en soporte y un flujo de trabajo optimizado para facturación profesional.</text:p>
      <text:p text:style-name="P1"/>
      <text:p text:style-name="P2"># Guía de Uso: Temporizador y Registro de Tiempo</text:p>
      <text:p text:style-name="P3"/>
      <text:p text:style-name="P2">## El Cronómetro (Tracker)</text:p>
      <text:p text:style-name="P1">El corazón de Tempora es su cronómetro reactivo.</text:p>
      <text:p text:style-name="P1"><text:span text:style-name="T1">-</text:span> <text:span text:style-name="T2">**Inicio de Sesión:**</text:span> Es obligatorio seleccionar un <text:span text:style-name="T2">**Proyecto**</text:span> antes de iniciar el tiempo para asegurar que los reportes sean precisos.</text:p>
      <text:p text:style-name="P1"><text:span text:style-name="T1">-</text:span> <text:span text:style-name="T2">**Selección de Tarea:**</text:span> Opcionalmente, puedes asignar una tarea específica dentro del proyecto.</text:p>
      <text:p text:style-name="P1"><text:span text:style-name="T1">-</text:span> <text:span text:style-name="T2">**Pausas:**</text:span> Puedes pausar tu sesión en cualquier momento (ej: descanso, llamada) y reanudarla. El sistema registrará la duración total activa.</text:p>
      <text:p text:style-name="P3"/>
      <text:p text:style-name="P2">## Sincronización Global</text:p>
      <text:p text:style-name="P1">El tiempo en Tempora es "vivo". Si inicias el tiempo en el Tablero, verás el estado reflejado en la barra lateral y en cualquier otra sección de la app instantáneamente.</text:p>
      <text:p text:style-name="P3"/>
      <text:p text:style-name="P2"><text:soft-page-break/>## Registros Recientes</text:p>
      <text:p text:style-name="P1">En el Tablero puedes ver tus últimas sesiones finalizadas con detalles de duración, proyecto y fecha.</text:p>
      <text:p text:style-name="P1"/>
      <text:p text:style-name="P2"># Gestión de Proyectos, Tareas y Clientes</text:p>
      <text:p text:style-name="P3"/>
      <text:p text:style-name="P2">## Proyectos</text:p>
      <text:p text:style-name="P1">Los proyectos son el eje de organización. </text:p>
      <text:p text:style-name="P1"><text:span text:style-name="T1">-</text:span> <text:span text:style-name="T2">**Creación:**</text:span> Deben tener un nombre único y un código de color para identificación rápida.</text:p>
      <text:p text:style-name="P1"><text:span text:style-name="T1">-</text:span> <text:span text:style-name="T2">**Clientes:**</text:span> Cada proyecto puede estar asociado a un cliente para facilitar la facturación.</text:p>
      <text:p text:style-name="P1"><text:span text:style-name="T1">-</text:span> <text:span text:style-name="T2">**Estados:**</text:span> Los proyectos pueden estar activos o archivados (próximamente).</text:p>
      <text:p text:style-name="P3"/>
      <text:p text:style-name="P2">## Tareas</text:p>
      <text:p text:style-name="P1">Dentro de cada proyecto, puedes definir hitos o tareas específicas.</text:p>
      <text:p text:style-name="P1"><text:span text:style-name="T1">-</text:span> <text:span text:style-name="T2">**Favoritos:**</text:span> Puedes marcar tareas como favoritas para acceder a ellas más rápido desde el tracker.</text:p>
      <text:p text:style-name="P3"/>
      <text:p text:style-name="P2">## Dashboard de Proyectos</text:p>
      <text:p text:style-name="P1">En la sección "Proyectos" puedes ver el gasto total de tiempo por cada uno y la lista de miembros asignados.</text:p>
      <text:p text:style-name="P1"/>
      <text:p text:style-name="P2"># Gestión de Organizaciones y Equipo</text:p>
      <text:p text:style-name="P3"/>
      <text:p text:style-name="P2">## Organizaciones (Workspaces)</text:p>
      <text:p text:style-name="P1">Tempora admite múltiples organizaciones bajo una misma cuenta.</text:p>
      <text:p text:style-name="P1"><text:span text:style-name="T1">-</text:span> <text:span text:style-name="T2">**Cambio de Workspace:**</text:span> Puedes alternar entre organizaciones desde el menú del perfil. Cada organización tiene sus propios proyectos, tareas y miembros.</text:p>
      <text:p text:style-name="P1"><text:span text:style-name="T1">-</text:span> <text:span text:style-name="T2">**Propietario (Owner):**</text:span> La persona que crea la organización. Tiene control total sobre la facturación y los miembros.</text:p>
      <text:p text:style-name="P3"/>
      <text:p text:style-name="P2">## Roles de Equipo</text:p>
      <text:p text:style-name="P1"><text:span text:style-name="T1">-</text:span> <text:span text:style-name="T2">**Owner/Admin:**</text:span> Puede invitar usuarios, cambiar roles y ver reportes de todo el equipo.</text:p>
      <text:p text:style-name="P1"><text:span text:style-name="T1">-</text:span> <text:span text:style-name="T2">**Member (Próximamente):**</text:span> Usuarios enfocados en trackear su propio tiempo.</text:p>
      <text:p text:style-name="P3"><text:soft-page-break/></text:p>
      <text:p text:style-name="P2">## Invitar Miembros</text:p>
      <text:p text:style-name="P1">Puedes invitar a colaboradores compartiendo el <text:span text:style-name="T2">**Código de Organización**</text:span> (UUID) que se encuentra en la pestaña "Organización" de tu perfil.</text:p>
      <text:p text:style-name="P1"/>
      <text:p text:style-name="P2"># Reportes, Análisis y Exportación</text:p>
      <text:p text:style-name="P3"/>
      <text:p text:style-name="P2">## Dashboard de Reportes</text:p>
      <text:p text:style-name="P1"><text:span text:style-name="T1">-</text:span> <text:span text:style-name="T2">**Actividad Semanal:**</text:span> Gráfico de barras que muestra el tiempo trabajado cada día de la semana actual.</text:p>
      <text:p text:style-name="P1"><text:span text:style-name="T1">-</text:span> <text:span text:style-name="T2">**Distribución por Proyecto:**</text:span> Gráfico circular que indica qué porcentaje del tiempo se dedica a cada cliente o proyecto.</text:p>
      <text:p text:style-name="P3"/>
      <text:p text:style-name="P2">## Filtros</text:p>
      <text:p text:style-name="P1">Puedes filtrar los registros por:</text:p>
      <text:p text:style-name="P1"><text:span text:style-name="T1">-</text:span> Rango de fechas (Hoy, Semana, Mes, Personalizado).</text:p>
      <text:p text:style-name="P1"><text:span text:style-name="T1">-</text:span> Proyecto o Cliente específico.</text:p>
      <text:p text:style-name="P3"/>
      <text:p text:style-name="P2">## Exportación</text:p>
      <text:p text:style-name="P1"><text:span text:style-name="T1">-</text:span> <text:span text:style-name="T2">**PDF:**</text:span> Genera un informe visual listo para enviar a clientes.</text:p>
      <text:p text:style-name="P1"><text:span text:style-name="T1">-</text:span> <text:span text:style-name="T2">**Excel/CSV (Próximamente):**</text:span> Para análisis externo de datos.</text:p>
      <text:p text:style-name="P3"/>
      <text:p text:style-name="P2">## Facturación</text:p>
      <text:p text:style-name="P1">Tempora permite calcular el coste de las sesiones basándose en la tarifa por hora (si se ha configurado en el proyecto).</text:p>
      <text:p text:style-name="P1"/>
      <text:p text:style-name="P2"># Seguridad y Configuración del Perfil</text:p>
      <text:p text:style-name="P3"/>
      <text:p text:style-name="P2">## Perfil de Usuario</text:p>
      <text:p text:style-name="P1"><text:span text:style-name="T1">-</text:span> <text:span text:style-name="T2">**Avatar:**</text:span> Puedes subir tu propia imagen o usar el avatar generado por defecto.</text:p>
      <text:p text:style-name="P1"><text:span text:style-name="T1">-</text:span> <text:span text:style-name="T2">**Nombre:**</text:span> Actualiza tu nombre público para los reportes de equipo.</text:p>
      <text:p text:style-name="P3"/>
      <text:p text:style-name="P2">## Seguridad</text:p>
      <text:p text:style-name="P1"><text:span text:style-name="T1">-</text:span> <text:span text:style-name="T2">**Cambio de Contraseña:**</text:span> Recomendamos usar contraseñas de al menos 8 caracteres con símbolos. Puedes usar el icono del "ojo" para verificar que la has escrito correctamente.</text:p>
      <text:p text:style-name="P1"><text:soft-page-break/><text:span text:style-name="T1">-</text:span> <text:span text:style-name="T2">**Correo Electrónico:**</text:span> Por seguridad, el correo electrónico no puede cambiarse una vez creada la cuenta.</text:p>
      <text:p text:style-name="P3"/>
      <text:p text:style-name="P2">## Preferencias</text:p>
      <text:p text:style-name="P1"><text:span text:style-name="T1">-</text:span> <text:span text:style-name="T2">**Temas:**</text:span> Selecciona entre tema <text:span text:style-name="T2">**Claro (Light)**</text:span> o <text:span text:style-name="T2">**Oscuro (Dark)**</text:span>. Tempora se sincroniza con la preferencia de tu sistema operativo por defecto.</text:p>
      <text:p text:style-name="P1"><text:span text:style-name="T1">-</text:span> <text:span text:style-name="T2">**Zona Horaria:**</text:span> Se detecta automáticamente para que todos los registros de tiempo sean coherentes con tu ubicación.</text:p>
      <text:p text:style-name="P1"/>
      <text:p text:style-name="P2"># FAQ y Soporte Técnico</text:p>
      <text:p text:style-name="P3"/>
      <text:p text:style-name="P2">## Preguntas Frecuentes</text:p>
      <text:p text:style-name="P1"><text:span text:style-name="T1">-</text:span> <text:span text:style-name="T2">**¿Por qué no puedo iniciar el temporizador?**</text:span> Asegúrate de haber seleccionado primero un <text:span text:style-name="T2">**Proyecto**</text:span>. Es obligatorio para mantener la integridad de los reportes.</text:p>
      <text:p text:style-name="P1"><text:span text:style-name="T1">-</text:span> <text:span text:style-name="T2">**¿Puedo borrar una entrada de tiempo?**</text:span> Sí, desde la sección de "Historial" puedes gestionar tus registros pasados.</text:p>
      <text:p text:style-name="P1"><text:span text:style-name="T1">-</text:span> <text:span text:style-name="T2">**¿Mis datos están seguros?**</text:span> Sí, Tempora utiliza Supabase (PostgreSQL) con cifrado de grado militar y políticas de seguridad RLS.</text:p>
      <text:p text:style-name="P3"/>
      <text:p text:style-name="P2">## Canales de Soporte</text:p>
      <text:p text:style-name="P1"><text:span text:style-name="T1">-</text:span> <text:span text:style-name="T2">**Chat en Vivo:**</text:span> Haz clic en la burbuja de la esquina inferior derecha para hablar con nuestro asistente AI.</text:p>
      <text:p text:style-name="P1"><text:span text:style-name="T1">-</text:span> <text:span text:style-name="T2">**Feedback:**</text:span> Envía sugerencias o reporta errores desde el menú de ayuda (<text:span text:style-name="T3">`?`</text:span>) o directamente en el chat.</text:p>
      <text:p text:style-name="P1"><text:span text:style-name="T1">-</text:span> <text:span text:style-name="T2">**Email:**</text:span> Escríbenos a <text:span text:style-name="T3">`soporte@tempora.app`</text:span>.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6M9S</meta:editing-duration>
    <meta:editing-cycles>4</meta:editing-cycles>
    <meta:generator>OpenOffice/4.1.15$Win32 OpenOffice.org_project/4115m2$Build-9813</meta:generator>
    <dc:date>2026-01-25T18:22:15.55</dc:date>
    <dc:creator>Serquin Unknow</dc:creator>
    <meta:document-statistic meta:table-count="0" meta:image-count="0" meta:object-count="0" meta:page-count="4" meta:paragraph-count="73" meta:word-count="801" meta:character-count="5242"/>
    <meta:user-defined meta:name="Info 1"/>
    <meta:user-defined meta:name="Info 2"/>
    <meta:user-defined meta:name="Info 3"/>
    <meta:user-defined meta:name="Info 4"/>
  </office:meta>
</office:document-meta>
</file>